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erature:</text:h>
      <text:p text:style-name="Text_20_body"/>
      <text:p text:style-name="Text_20_body">Yong Fana*, Yong Liua , Tianzi Jianga , Zhening Liub , Yihui Haob , and Haihong Liub </text:p>
      <text:p text:style-name="P1">Discriminant Analysis of Resting-state Functional Connectivity Patterns on the Grassmann Manifold </text:p>
      <text:p text:style-name="P1">URL: <text:a xlink:type="simple" xlink:href="http://www.nlpr.ia.ac.cn/2010papers/gjhy/gh110.pdf" text:style-name="Internet_20_link" text:visited-style-name="Visited_20_Internet_20_Link">http://www.nlpr.ia.ac.cn/2010papers/gjhy/gh110.pdf</text:a></text:p>
      <text:p text:style-name="P1">The functional networks, extracted from fMRI images using independent component analysis, have been demonstrated informative for distinguishing brain states of cognitive functions and neurological diseases. In this paper, we propose a novel algorithm for discriminant analysis of functional networks encoded by spatial independent components. The functional networks of each individual are used as bases for a linear subspace, referred to as a functional connectivity pattern, which facilitates a comprehensive characterization of temporal signals of fMRI data. The functional connectivity patterns of different individuals are analyzed on the Grassmann manifold by adopting a principal angle based subspace distance. In conjunction with a support vector machine classifier, a forward component selection technique is proposed to select independent components for constructing the most discriminative functional connectivity pattern. The discriminant analysis method has been applied to an fMRI based schizophrenia study with 31 schizophrenia patients and 31 healthy individuals. The experimental results demonstrate that the proposed method not only achieves a promising classification performance for distinguishing schizophrenia patients from healthy controls, but also identifies discriminative functional networks that are informative for schizophrenia diagnosis. </text:p>
      <text:p text:style-name="P1"/>
      <text:p text:style-name="P2">Notes:</text:p>
      <text:list xml:id="list8100263779141520819" text:style-name="L1">
        <text:list-item>
          <text:p text:style-name="P3">Not using connectivity matrices</text:p>
        </text:list-item>
        <text:list-item>
          <text:p text:style-name="P4"><text:span text:style-name="T1">LOO Performance: </text:span>85.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9T11:39:14.12</meta:creation-date>
    <meta:document-statistic meta:table-count="0" meta:image-count="0" meta:object-count="0" meta:page-count="1" meta:paragraph-count="8" meta:word-count="220" meta:character-count="1679"/>
    <dc:date>2015-05-09T11:44:31.78</dc:date>
    <meta:editing-duration>PT5M17S</meta:editing-duration>
    <meta:editing-cycles>1</meta:editing-cycles>
    <meta:generator>OpenOffice/4.1.1$Win32 OpenOffice.org_project/411m6$Build-9775</meta:generator>
  </office:meta>
</office:document-meta>
</file>